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Heading_20_1">
      <style:text-properties officeooo:paragraph-rsid="001beb55"/>
    </style:style>
    <style:style style:name="P10" style:family="paragraph" style:parent-style-name="Heading_20_1">
      <style:text-properties officeooo:rsid="001dc64d" officeooo:paragraph-rsid="001dc64d"/>
    </style:style>
    <style:style style:name="P11" style:family="paragraph" style:parent-style-name="Standard" style:list-style-name="L1"/>
    <style:style style:name="P12" style:family="paragraph" style:parent-style-name="Standard" style:list-style-name="L1">
      <style:text-properties style:text-line-through-style="solid" style:text-line-through-type="single"/>
    </style:style>
    <style:style style:name="P13" style:family="paragraph" style:parent-style-name="Standard" style:list-style-name="L1">
      <style:text-properties style:text-line-through-style="solid" style:text-line-through-type="single" officeooo:rsid="002d2eb9" officeooo:paragraph-rsid="002d2eb9"/>
    </style:style>
    <style:style style:name="P14" style:family="paragraph" style:parent-style-name="Standard" style:list-style-name="L1">
      <style:text-properties officeooo:rsid="001f4f63" officeooo:paragraph-rsid="001f4f63"/>
    </style:style>
    <style:style style:name="P15" style:family="paragraph" style:parent-style-name="Standard">
      <style:text-properties officeooo:rsid="0026553b" officeooo:paragraph-rsid="0026553b"/>
    </style:style>
    <style:style style:name="P16" style:family="paragraph" style:parent-style-name="Standard">
      <style:text-properties officeooo:rsid="002a33f0" officeooo:paragraph-rsid="002a33f0"/>
    </style:style>
    <style:style style:name="P17" style:family="paragraph" style:parent-style-name="Standard">
      <style:text-properties officeooo:rsid="002a33f0" officeooo:paragraph-rsid="002fe88f"/>
    </style:style>
    <style:style style:name="P18" style:family="paragraph" style:parent-style-name="Standard">
      <style:text-properties officeooo:rsid="0020a0eb" officeooo:paragraph-rsid="0020a0eb"/>
    </style:style>
    <style:style style:name="P19" style:family="paragraph" style:parent-style-name="Standard">
      <style:text-properties officeooo:rsid="00205d55" officeooo:paragraph-rsid="00205d55"/>
    </style:style>
    <style:style style:name="P20" style:family="paragraph" style:parent-style-name="Standard">
      <style:text-properties officeooo:rsid="002a9385" officeooo:paragraph-rsid="002a9385"/>
    </style:style>
    <style:style style:name="P21" style:family="paragraph" style:parent-style-name="Standard">
      <style:text-properties officeooo:rsid="002d2eb9" officeooo:paragraph-rsid="002d2eb9"/>
    </style:style>
    <style:style style:name="P22" style:family="paragraph" style:parent-style-name="Standard">
      <style:text-properties officeooo:rsid="002eff1b" officeooo:paragraph-rsid="002eff1b"/>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2fe88f"/>
    </style:style>
    <style:style style:name="T6" style:family="text">
      <style:text-properties officeooo:rsid="00315a7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de breakdown</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9" text:outline-level="1">Simulation records</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Initial plans</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Brief outline</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comapre mainly whether both universes are the same, rather than analysing how they differ.</text:p>
      <text:p text:style-name="Standard"/>
      <text:h text:style-name="P10" text:outline-level="1"><text:soft-page-break/>Evodons</text:h>
      <text:p text:style-name="P2"><text:s/><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Standard"><text:s/><text:span text:style-name="T1">Also need to account for references to rows and row breaks.</text:span></text:p>
      <text:p text:style-name="Standard"><text:s/></text:p>
      <text:p text:style-name="Standard"><text:s/><text:span text:style-name="T1">Now that I think of it, this issue is somewhat similar to how assembly code works in 8 bits. Or is it 8 words (16 bits </text:span>each)?</text:p>
      <text:p text:style-name="Standard"><text:s/></text:p>
      <text:p text:style-name="Standard"><text:s/><text:span text:style-name="T1">KFORTH only has one data type: a 64-bit signed integer. That is, 1 bit is used for the sign. Quite onerous to represent </text:span>this in DNA, as 32 bp would be required.</text:p>
      <text:p text:style-name="Standard"><text:s/></text:p>
      <text:p text:style-name="Standard"><text:s/><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Standard"><text:s/><text:span text:style-name="T1">Another option: Focus on representing decimals? </text:span></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20220817</text:h>
      <text:p text:style-name="Standard">To do:</text:p>
      <text:list xml:id="list1007968556" text:style-name="L1">
        <text:list-item>
          <text:p text:style-name="P12">Organise notes.</text:p>
        </text:list-item>
        <text:list-item>
          <text:p text:style-name="P12">Tidy code and package code.</text:p>
        </text:list-item>
        <text:list-item>
          <text:p text:style-name="P12">Try 2-char/1-char compression of genome (excluding numbers and accounting for row.)</text:p>
        </text:list-item>
        <text:list-item>
          <text:p text:style-name="P12">See if splitting string into list of ints and maybe substrings helps (Compression of 4x expected? 8-bit char to 4-bit digit?)</text:p>
        </text:list-item>
        <text:list-item>
          <text:p text:style-name="P11">Regular dumping of strain genome.</text:p>
        </text:list-item>
        <text:list-item>
          <text:p text:style-name="P14">Phylogenetics</text:p>
        </text:list-item>
        <text:list-item>
          <text:p text:style-name="P13">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15">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6">This doesn’t actually make sense because from the beginning few organisms, the genomes are identical. So there’s likely some underlying issue.</text:p>
      <text:p text:style-name="P17">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text:span text:style-name="T5">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text:span><text:span text:style-name="T6">Actually, I was able to re-use org_flag and that resolved things.</text:span></text:p>
      <text:h text:style-name="Heading_20_2" text:outline-level="2">Char compression</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20">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Regular dumping</text:h>
      <text:p text:style-name="P5">For now, set the threshold at 10000. However, if the number of organisms in the universe exceeds that number, that might become a problem. Or delay the dumping until the timestep is complete.</text:p>
      <text:h text:style-name="Heading_20_2" text:outline-level="2">Phylogenetics</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20"><text:soft-page-break/>I managed to make it happen in the book_of_life variable which records an organism’s vital stats as well as its birth-step and death-step.</text:p>
      <text:h text:style-name="Heading_20_2" text:outline-level="2">Performance</text:h>
      <text:p text:style-name="P5">How far can the console simulation go?</text:p>
      <text:p text:style-name="P6">The GUI simulation lags noticeably at higher timesteps, likely due to ever-increasing memory usage as the population increases.</text:p>
      <text:h text:style-name="Heading_20_2" text:outline-level="2">Variable input</text:h>
      <text:p text:style-name="P21">Timestep of initial file, relation to time_period.</text:p>
      <text:p text:style-name="P21">Which files are truly needed? Only the EVOLVE and PHASCII of the input simulation. The batch file is copied from a template, and the template simulation can be re-created easily.</text:p>
      <text:p text:style-name="P22">Done. Took a little longer to figure out the paths than I like to admit, but it’s done now.</text:p>
      <text:p text:style-name="P21"><text:s/><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7T08:59:03.096000000</meta:creation-date>
    <dc:date>2022-08-18T14:00:19.847000000</dc:date>
    <meta:editing-duration>PT6H8M35S</meta:editing-duration>
    <meta:editing-cycles>7</meta:editing-cycles>
    <meta:generator>LibreOffice/7.2.4.1$Windows_X86_64 LibreOffice_project/27d75539669ac387bb498e35313b970b7fe9c4f9</meta:generator>
    <meta:document-statistic meta:table-count="0" meta:image-count="0" meta:object-count="0" meta:page-count="8" meta:paragraph-count="232" meta:word-count="3044" meta:character-count="18350" meta:non-whitespace-character-count="15224"/>
  </office:meta>
</office:document-meta>
</file>